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13mm"/>
    </style:style>
    <style:style style:name="co3" style:family="table-column">
      <style:table-column-properties fo:break-before="auto" style:column-width="5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SP Batterielaufzei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tromverbrauch im DeepSleep [mA] 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akeups/Min</text:p>
          </table:table-cell>
          <table:table-cell table:formula="of:=60/[.C7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tromverbrauch bei der Verbindung zum WLAN [mA]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ktiv/Min [s]</text:p>
          </table:table-cell>
          <table:table-cell table:formula="of:=[.F4]*[.C8]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omverbrauch/Min [mAm]</text:p>
          </table:table-cell>
          <table:table-cell table:formula="of:=[.F5]*[.C5]+((60-[.F5])*[.C4])" office:value-type="float" office:value="905.7" calcext:value-type="float">
            <text:p>905.7</text:p>
          </table:table-cell>
        </table:table-row>
        <table:table-row table:style-name="ro1">
          <table:table-cell/>
          <table:table-cell office:value-type="string" calcext:value-type="string">
            <text:p>Wakeup-Intervall [s]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urchschnittlicher Verbrauch [mA]</text:p>
          </table:table-cell>
          <table:table-cell table:formula="of:=[.F6]/60" office:value-type="float" office:value="15.095" calcext:value-type="float">
            <text:p>15.095</text:p>
          </table:table-cell>
        </table:table-row>
        <table:table-row table:style-name="ro1">
          <table:table-cell/>
          <table:table-cell office:value-type="string" calcext:value-type="string">
            <text:p>Aktive Zeit pro Wakeup [s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Kapazität der Batterie [mAh]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eschätzte Laufzeit [h]</text:p>
          </table:table-cell>
          <table:table-cell table:formula="of:=[.C10]/[.F7]" office:value-type="float" office:value="29.8111957601855" calcext:value-type="float">
            <text:p>29.8111957601855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09:18:53.216192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8:35:34.391143521</meta:creation-date>
    <dc:date>2019-10-27T12:23:00.805787226</dc:date>
    <meta:editing-duration>P1DT18H31M23S</meta:editing-duration>
    <meta:editing-cycles>3</meta:editing-cycles>
    <meta:generator>LibreOffice/6.2.8.2$Linux_X86_64 LibreOffice_project/20$Build-2</meta:generator>
    <meta:document-statistic meta:table-count="1" meta:cell-count="21" meta:object-count="0"/>
  </office:meta>
</office:document-meta>
</file>